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Nimbus Roman No9 L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Nimbus Roman No9 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imbus Roman No9 L"/>
    </style:style>
    <style:style style:name="P4" style:family="paragraph" style:parent-style-name="Standard">
      <style:paragraph-properties fo:text-align="justify" style:justify-single-word="false"/>
      <style:text-properties style:font-name="Nimbus Roman No9 L"/>
    </style:style>
    <style:style style:name="P5" style:family="paragraph" style:parent-style-name="Table_20_Contents">
      <style:paragraph-properties fo:text-align="justify" style:justify-single-word="false"/>
      <style:text-properties style:font-name="Nimbus Roman No9 L"/>
    </style:style>
    <style:style style:name="P6" style:family="paragraph" style:parent-style-name="Standard">
      <style:paragraph-properties fo:text-align="justify" style:justify-single-word="false"/>
      <style:text-properties style:font-name="Nimbus Roman No9 L" fo:font-style="italic" style:font-style-asian="italic" style:font-style-complex="italic"/>
    </style:style>
    <style:style style:name="P7" style:family="paragraph" style:parent-style-name="Standard">
      <style:paragraph-properties fo:text-align="justify" style:justify-single-word="false"/>
      <style:text-properties style:font-name="Nimbus Roman No9 L"/>
    </style:style>
    <style:style style:name="P8" style:family="paragraph" style:parent-style-name="Standard">
      <style:paragraph-properties fo:text-align="justify" style:justify-single-word="false"/>
      <style:text-properties style:font-name="Nimbus Roman No9 L"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Nimbus Roman No9 L" fo:font-weight="normal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Nimbus Roman No9 L" style:text-underline-style="solid" style:text-underline-width="auto" style:text-underline-color="font-color"/>
    </style:style>
    <style:style style:name="P11" style:family="paragraph" style:parent-style-name="Standard">
      <style:paragraph-properties fo:text-align="justify" style:justify-single-word="false"/>
      <style:text-properties style:font-name="Nimbus Roman No9 L" style:text-underline-style="none"/>
    </style:style>
    <style:style style:name="P12" style:family="paragraph" style:parent-style-name="Standard">
      <style:paragraph-properties fo:text-align="justify" style:justify-single-word="false"/>
      <style:text-properties style:font-name="Nimbus Roman No9 L" fo:font-style="normal" style:text-underline-style="none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 style:list-style-name="L1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Nimbus Roman No9 L" style:text-underline-style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OMATIZAÇÃO DE ENSAIOS</text:p>
      <text:p text:style-name="P1"/>
      <text:p text:style-name="P3">Felipe Antonio Montagneri Lucchini ¹; Marcelo Porto Trevizan ²</text:p>
      <text:p text:style-name="P3"/>
      <text:p text:style-name="P3">¹ Aluno de Iniciação Científica da Escola de Engenharia Mauá (EEM/CEUN-IMT);</text:p>
      <text:p text:style-name="P3">² Professor da Escola de Engenharia Mauá (EEM/CEUN-IMT).</text:p>
      <text:p text:style-name="P3"/>
      <text:p text:style-name="P4"><text:span text:style-name="T1">Resumo. </text:span><text:span text:style-name="T2">O trabalho consiste em analisar um protótipo já existente de um sistema que implementa a automatização dos ensaios de antena e reabilitá-lo, tornando-o funcional e mais flexível ao usuário. Para tal proposta, será reimplementada uma unidade de controle com o uso de microcontrolador PIC, a qual irá comandar os movimentos da planta. Em seguida, o programa VEE Pro será utilizado, por apresentar uma interface apropriada ao controle e obtenção de dados de equipamentos diversos. A etapa final consistirá, então, da implementação de um algoritmo e de uma interface com o usuário para realizar automaticamente os ensaios e gerar um relatório simples com os dados resultantes. Tal sistema será a base do sistema a se empregar numa planta externa de ensaios de antena. Ainda, em outra frente de trabalho, realizou-se o projeto e implementação de uma fonte para diodo Gunn.</text:span></text:p>
      <text:p text:style-name="P6"/>
      <text:p text:style-name="P2">Introdução</text:p>
      <text:p text:style-name="P4"/>
      <text:p text:style-name="P4"><text:tab/>Uma das características mais importantes que descreve o comportamento de uma antena é seu diagrama de irradiação. Por meio dele, sabe-se quanta energia é transmitida numa direção em relação às outras direções, para uma antena transmissora. De forma análoga, para uma antena receptora, sabe-se quanto de energia de uma onda eletromagnética é acoplada em cada direção da antena. Na realidade, para uma determinada antena, esteja ela operando como transmissora ou receptora, seu diagrama de irradiação será o mesmo.</text:p>
      <text:p text:style-name="P4"><text:tab/>Para o levantamento do diagrama de irradiação necessita-se de, no mínimo, um gerador de RF (Rádio Frequência), uma antena transmissora, a antena receptora, que, no caso, pode ser a antena em teste, e um analisador de espectro ou outro que permita medir a potência recebida pela antena. A dinâmica do ensaio consiste em se definir uma frequência e, para cada orientação da antena em teste, registrar a potência por ela recebida.</text:p>
      <text:p text:style-name="P4"><text:tab/>Tais ensaios seriam bastante otimizados se fossem realizados automaticamente, evitando a repetitividade das operações do usuário, sujeitas a erros e com duração muito mais prolongada. Com este objetivo, um sistema de ensaios automatizado de antena mostra-se muito eficaz e eficiente.</text:p>
      <text:p text:style-name="P4"><text:tab/>Em dois Trabalhos de Graduação, <text:span text:style-name="T2">TG2002 e TG2003</text:span><text:span text:style-name="T3">, foi implementado tal sistema, cujos ensaios práticos e resultados foram positivos. Contudo, por sete anos o trabalho mantevesse inativo, além de uma das interfaces utilizadas tornar-se obsoleta. Na nova proposta aqui apresentada, soluções mais interessantes do ponto de vista de manutenção, atualização e expansão serão adotadas.</text:span></text:p>
      <text:p text:style-name="P4"><text:span text:style-name="T3"><text:tab/>Em outro âmbito, na área de micro-ondas, tem-se o diodo Gunn, que trata-se de um dispositivo de estado sólido utilizado para gerar onda eletromagnética. Sua alimentação é feita por meio de uma fonte de tensão em corrente contínua, com algumas características especiais para assegurar que não ocorrerá dano ao dispositivo e para fornecer funcionalidades adicionais ao usuário.</text:span></text:p>
      <text:p text:style-name="P4"><text:span text:style-name="T3"><text:tab/>Dado que a fonte disponível era de certa forma antiga e passou a apresentar defeitos, o projeto e construção de uma nova foi realizado.</text:span></text:p>
      <text:p text:style-name="P4"><text:span text:style-name="T3"><text:tab/>Esclarece-se que o desenvolvimento de tal fonte não estava no programa original deste trabalho. Contudo, seu projeto e implementação teve início antes da aprovação deste trabalho e foi concluído após a aprovação, consumindo uma considerável parte do tempo previsto no cronograma </text:span><text:soft-page-break/><text:span text:style-name="T3">originariamente apresentado. Por isso, tal projeto consta neste documento.</text:span></text:p>
      <text:p text:style-name="P4"><text:tab/>Ainda ressalta-se que todos os desenvolvimentos apresentados neste documento aplicam-se ao Laboratório de Altas Frequências e Comunicações do Tronco Engenharia Elétrica da Escola de Engenharia Mauá.</text:p>
      <text:p text:style-name="P4"/>
      <text:p text:style-name="P2">Materiais e Métodos</text:p>
      <text:p text:style-name="P9"/>
      <text:p text:style-name="P4"><text:tab/>No desenvolvimento das atividades, um primeiro princípio adotado foi: “Terminar um projeto antes de iniciar outro.”</text:p>
      <text:p text:style-name="P4"><text:tab/>Neste sentido, na primeira etapa dos trabalhos, procedeu-se com a conclusão do projeto e implementação da fonte para diodo Gunn, incluindo os testes finais na aplicação real.</text:p>
      <text:p text:style-name="P4"><text:tab/>Em seguida, iniciou-se a reabilitação do protótipo para ensaio automatizado de antenas, o qual constitui-se pela planta com mastro para a antena, circuitos eletrônicos de controle e programa de computador associado.</text:p>
      <text:p text:style-name="P4"><text:tab/>As subseções seguintes descrevem as duas frentes de trabalho.</text:p>
      <text:p text:style-name="P4"/>
      <text:p text:style-name="P10">Fonte para diodo Gunn</text:p>
      <text:p text:style-name="P11"><text:tab/>As características desejadas na fonte são:</text:p>
      <text:list xml:id="list1116111916" text:style-name="L1">
        <text:list-item>
          <text:p text:style-name="P14"><text:span text:style-name="T4">Tensão de saída contínua, ajustável de 6 a 12 V.</text:span></text:p>
        </text:list-item>
        <text:list-item>
          <text:p text:style-name="P14"><text:span text:style-name="T4">Capacidade de fornecer corrente de até 1 A.</text:span></text:p>
        </text:list-item>
        <text:list-item>
          <text:p text:style-name="P14"><text:span text:style-name="T4">Opção de modulação ON-OFF com frequência ajustável de 600 Hz a 1600 Hz.</text:span></text:p>
        </text:list-item>
        <text:list-item>
          <text:p text:style-name="P14"><text:span text:style-name="T4">Opção de modulação externa, compatível com nível lógico TTL.</text:span></text:p>
        </text:list-item>
        <text:list-item>
          <text:p text:style-name="P14"><text:span text:style-name="T4">Opção de desligar a saída sem desligar a fonte.</text:span></text:p>
        </text:list-item>
      </text:list>
      <text:p text:style-name="P13"><text:span text:style-name="T4"/></text:p>
      <text:p text:style-name="P15"><text:span text:style-name="T4">→ Explicações com base no esquema elétrico.</text:span></text:p>
      <text:p text:style-name="P10"/>
      <text:p text:style-name="P10">Automatização de Ensaio de Antena</text:p>
      <text:p text:style-name="P12"><text:tab/>A planta a ser atendida para a realização de ensaio automatizado de antenas é a da Fig...</text:p>
      <text:p text:style-name="P12">(figura)</text:p>
      <text:p text:style-name="P12">→ <text:span text:style-name="T2">Explicação da figura.</text:span></text:p>
      <text:p text:style-name="P4"><text:tab/>A primeira etapa das atividades consistiu na revisão da estrutura mecânica para o mastro do protótipo existente, a fim de identificar necessidades reparos. Em seguida, fez-se uma análise da fiação dos sensores e sinais de atuação do mastro, testando-se sua condutividade e estudando-se uma nova forma de reposicioná-los para uma melhor organização lógica e visual. <text:s/>Depois, identificaram-se os circuitos eletrônicos já existentes, cada um correspondendo a um módulo: a) controle do motor de elevação; b) <text:span text:style-name="T2">driver</text:span><text:span text:style-name="T3"> para motor-de-passo; c) relés; d) condicionamento dos sensores; e) controle principal micro-controlado. Os módulos de a) a d) foram testados, juntamente com a verificação da correta atuação dos sensores. O módulo e), por sua vez, sofreu uma adaptação para substituir o micro-controlador existente AVR90S8515 pelo micro-controlador PIC16F877A, pois o primeiro se encontra obsoleto e o segundo é amplamente utilizado nas atividades da Escola.</text:span></text:p>
      <text:p text:style-name="P4"><text:span text:style-name="T3"/></text:p>
      <text:p text:style-name="P4"><text:span text:style-name="T3">→ </text:span><text:span text:style-name="T2">Programação</text:span></text:p>
      <text:p text:style-name="P4"><text:span text:style-name="T2">→ SDCC, GPSim</text:span></text:p>
      <text:p text:style-name="P4"><text:span text:style-name="T2">→ Comunicação serial</text:span></text:p>
      <text:p text:style-name="P4"><text:span text:style-name="T2">→ Adaptação RS232/USB</text:span></text:p>
      <text:p text:style-name="P4"><text:tab/></text:p>
      <text:p text:style-name="P4"/>
      <text:p text:style-name="P4">2. Estudo dos módulos de controle e interface de potência já existentes.</text:p>
      <text:p text:style-name="P4">3. Implmentação de novo módulo de controle com o uso do microcontrolador PIC.</text:p>
      <text:p text:style-name="P4"><text:soft-page-break/>Reabilitiar o protótipo de sistema automatizado para ensaios de antenas, utilizando flexíveis interfaces com o usuário via microcomputador.</text:p>
      <text:p text:style-name="P4"/>
      <text:p text:style-name="P2">Resultados e Discussão</text:p>
      <text:p text:style-name="P10"/>
      <text:p text:style-name="P10">Fonte para diodo Gunn</text:p>
      <text:p text:style-name="P10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5">Característica</text:p>
          </table:table-cell>
          <table:table-cell table:style-name="Tabela1.A1" office:value-type="string">
            <text:p text:style-name="P5">Proposta</text:p>
          </table:table-cell>
          <table:table-cell table:style-name="Tabela1.C1" office:value-type="string">
            <text:p text:style-name="P5">Obtida</text:p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</table:table>
      <text:p text:style-name="P10"/>
      <text:p text:style-name="P10"/>
      <text:p text:style-name="P10">Automatização de Ensaio de Antena</text:p>
      <text:p text:style-name="P4"/>
      <text:p text:style-name="P4">4 Revisão Bibliográ#ca</text:p>
      <text:p text:style-name="P4">Nos trabalhos de graduação descristos em [5, 6] encontram-se informações referentes ao</text:p>
      <text:p text:style-name="P4">protótipo do sistema de ensaio automatizado de antenas já existente, com detalhes da in-</text:p>
      <text:p text:style-name="P4">terface de controle, da comunicação serial, da estrutura mecânica do mastro e da utilização</text:p>
      <text:p text:style-name="P4">do sistema e dos recursos disponíveis ao usuário.</text:p>
      <text:p text:style-name="P4">Os manuais a serem consultados, em [2, 3, 4, 7, 9, 10, 11], fazem o detalhamento das</text:p>
      <text:p text:style-name="P4">características dos equipamentos, especi#cando seus dados físicos, funcionais e cuidados</text:p>
      <text:p text:style-name="P4">relevantes a serem tomados.</text:p>
      <text:p text:style-name="P4">Tais fontes incluem informações acerca da comunicação</text:p>
      <text:p text:style-name="P4">GPIB do equipamento com o microcomputador, apresentando os comandos aplicados</text:p>
      <text:p text:style-name="P4">para cada um dos equipamentos e os correspondentes aspectos para sua programação, o</text:p>
      <text:p text:style-name="P4">que determina o modo que cada equipamento opera na obtenção de dados e controle das</text:p>
      <text:p text:style-name="P4">grandezas físicas a serem consideradas.</text:p>
      <text:p text:style-name="P4"/>
      <text:p text:style-name="P4"/>
      <text:p text:style-name="P4">3</text:p>
      <text:p text:style-name="P4">O manual do microcontrolador PIC 16F628A, em [8], detalha as características físicas</text:p>
      <text:p text:style-name="P4">construtivas do microcontrolador, levando-se em conta sua estrutura interna e parâmetros</text:p>
      <text:p text:style-name="P4">elétricos, e suas características funcionais, propriamente considerando seu funcionamento,</text:p>
      <text:p text:style-name="P4">além das informações de sua programação, de memória, velocidade de processamento,</text:p>
      <text:p text:style-name="P4">entre outras.</text:p>
      <text:p text:style-name="P4">O manual do VEE Pro, em [1], detalha a forma de programação deste programa de in-</text:p>
      <text:p text:style-name="P4">terface de controle e análise dos dados experimentais, considerando, dentre outros fatores,</text:p>
      <text:p text:style-name="P4">seus comandos, #uxos, que podem ser implementados pelo usuário, e estruturas de pro-</text:p>
      <text:p text:style-name="P4">gramas, além de reunir informações sobre as diversas formas de comunicação suportadas</text:p>
      <text:p text:style-name="P4">pelo VEE Pro, como GPIB, LAN, Serial.</text:p>
      <text:p text:style-name="P4"/>
      <text:p text:style-name="P4"/>
      <text:p text:style-name="P4">5 Materiais e Métodos</text:p>
      <text:p text:style-name="P4">Os materiais a serem utilizados para o desenvolvimento seguem abaixo:</text:p>
      <text:p text:style-name="P4">•</text:p>
      <text:p text:style-name="P4">•</text:p>
      <text:p text:style-name="P4">•</text:p>
      <text:p text:style-name="P4"><text:soft-page-break/>•</text:p>
      <text:p text:style-name="P4">•</text:p>
      <text:p text:style-name="P4">•</text:p>
      <text:p text:style-name="P4">•</text:p>
      <text:p text:style-name="P4">•</text:p>
      <text:p text:style-name="P4">•</text:p>
      <text:p text:style-name="P4">Gerador de RF Agilent 8648C</text:p>
      <text:p text:style-name="P4">Analisador de Espectro Agilent E4402B</text:p>
      <text:p text:style-name="P4">Osciloscópio Agilent DSO3062A</text:p>
      <text:p text:style-name="P4">Osciloscópio Tektronix TDS210</text:p>
      <text:p text:style-name="P4">Antenas Dipolo de Meia-Onda</text:p>
      <text:p text:style-name="P4">Base mecânica com haste e motores, para elevação e rotação da haste.</text:p>
      <text:p text:style-name="P4">Microcontrolador PIC da Microchip</text:p>
      <text:p text:style-name="P4">Microcomputador</text:p>
      <text:p text:style-name="P4">Acessórios Diversos</text:p>
      <text:p text:style-name="P4">Além dos materiais, os seguintes programas serão utilizados:</text:p>
      <text:p text:style-name="P4">•</text:p>
      <text:p text:style-name="P4">•</text:p>
      <text:p text:style-name="P4">•</text:p>
      <text:p text:style-name="P4">•</text:p>
      <text:p text:style-name="P4">Agilent VEE Pro</text:p>
      <text:p text:style-name="P4">Microchip MPLAB IDE</text:p>
      <text:p text:style-name="P4">National Instruments MultiSim</text:p>
      <text:p text:style-name="P4">National Instruments UltiBoard</text:p>
      <text:p text:style-name="P4">4</text:p>
      <text:p text:style-name="P4">A metodologia de desenvolvimento para a automatização dos ensaios de antenas consistirá,</text:p>
      <text:p text:style-name="P4">num primeiro momento, no reconhecimento e estudo do que já se encontra implementado</text:p>
      <text:p text:style-name="P4">atualmente. Em seguida, revisões e reparos serão feitos conforme a necessidade. Assim,</text:p>
      <text:p text:style-name="P4">os projetos poderão ter início, com implementações parciais e os correspondentes testes.</text:p>
      <text:p text:style-name="P4">A cada nova etapa, novos estudos poderão ser feitos.</text:p>
      <text:p text:style-name="P4">o sistema, a interface do usuário será implementada.</text:p>
      <text:p text:style-name="P4">serão realizados e o manual do usuário, escrito.</text:p>
      <text:p text:style-name="P4">Após a funcionalidade de todo</text:p>
      <text:p text:style-name="P4">Neste momento, os testes #nais</text:p>
      <text:p text:style-name="P4">As etapas seguintes dos trabalhos de</text:p>
      <text:p text:style-name="P4">extensão, sobre o controle remoto do medidor EMR-300 e do cálculo automatizado de</text:p>
      <text:p text:style-name="P4">energia, terão início após a confecção do manual citado e serão desenvolvidas segundo</text:p>
      <text:p text:style-name="P4">metodologia semelhante.</text:p>
      <text:p text:style-name="P4"/>
      <text:p text:style-name="P4">6 Plano de Trabalho</text:p>
      <text:p text:style-name="P4"/>
      <text:p text:style-name="P4">O Plano de Trabalho constitui-se pelas seguintes etapas:</text:p>
      <text:p text:style-name="P4"/>
      <text:p text:style-name="P4"/>
      <text:p text:style-name="P4">4. Estudo do VEE Pro.</text:p>
      <text:p text:style-name="P4">5. Pesquisa de como realizar a comunicação serial via VEE Pro.</text:p>
      <text:p text:style-name="P4">6. Estudo e revisões do protocolo de comunicação implementado no sistema atual entre</text:p>
      <text:p text:style-name="P4">microcomputador e microcontrolador.</text:p>
      <text:p text:style-name="P4">7. Implementação da comunicação serial, segundo o protocolo do item 6, por meio do</text:p>
      <text:p text:style-name="P4">VEE Pro.</text:p>
      <text:p text:style-name="P4"><text:soft-page-break/>8. Implementar controle, por meio do VEE Pro, via GPIB, do analisador de espectro</text:p>
      <text:p text:style-name="P4">e gerador de RF, juntamente com o controle serial.</text:p>
      <text:p text:style-name="P4">9. Desenvolver interface de usuário para a realização do ensaio automatizado de ante-</text:p>
      <text:p text:style-name="P4">nas.</text:p>
      <text:p text:style-name="P4">10. Implementar recursos para análise de dados e geração de relatórios simples com os</text:p>
      <text:p text:style-name="P4">resultados dos ensaios.</text:p>
      <text:p text:style-name="P4">11. Testes #nais e análise da coerência dos resultados.</text:p>
      <text:p text:style-name="P4">12. Ensaios de exempli#cação de uso do sistema.</text:p>
      <text:p text:style-name="P4">13. Projeto mecânico para alteração da polarização da antena.</text:p>
      <text:p text:style-name="P4">5</text:p>
      <text:p text:style-name="P4">14. Implementações para a alteração da polarização da antena.</text:p>
      <text:p text:style-name="P4">15. Elaboração do Manual do Usuário e Manual de Operação do sistema automatizado</text:p>
      <text:p text:style-name="P4">de antenas, incluindo os exemplos do item 12.</text:p>
      <text:p text:style-name="P4">16. Estudo do manual do EMR-300.</text:p>
      <text:p text:style-name="P4">17. Implementação do controle e da interface de usuário via VEE Pro do EMR-300.</text:p>
      <text:p text:style-name="P4">18. Estudo do manual dos osciloscópios digitais.</text:p>
      <text:p text:style-name="P4">19. Aquisição de dados via VEE Pro dos osciloscópios digitais.</text:p>
      <text:p text:style-name="P4">20. Elaboração de algoritmo e interface de usuário, no VEE Pro, para cálculo automa-</text:p>
      <text:p text:style-name="P4">tizado de energia com base nos dados obtidos por osciloscópio.</text:p>
      <text:p text:style-name="P4">21. Elaboração do Manual do Usuário e Manual de Operação do controle remoto do</text:p>
      <text:p text:style-name="P4">EMR-300 e do cálculo automatizado de energia.</text:p>
      <text:p text:style-name="P4">Adicionalmente, são previstos como parte do plano de trabalho:</text:p>
      <text:p text:style-name="P4">1. Relatório de Semestre</text:p>
      <text:p text:style-name="P4">2. Relatório Final</text:p>
      <text:p text:style-name="P4">7 Cronograma</text:p>
      <text:p text:style-name="P4">Na tabela 1 abaixo, o cronograma. As datas referem-se ao ano de 2010.</text:p>
      <text:p text:style-name="P4">8 Discussões Preliminares</text:p>
      <text:p text:style-name="P4">Nas primeiras implementações do protótipo do sistema automatizado de ensaios de antena,</text:p>
      <text:p text:style-name="P4">conforme descrito em [5, 6] foi utilizada uma placa no padrão ISA para disponibilizar a</text:p>
      <text:p text:style-name="P4">interface GPIB no microcomputador.</text:p>
      <text:p text:style-name="P4">conveniente seu uso.</text:p>
      <text:p text:style-name="P4">Contudo, esta placa está obsoleta e não é mais</text:p>
      <text:p text:style-name="P4">Na implementação a se realizar neste trabalho, se fará o uso de</text:p>
      <text:p text:style-name="P4">um adaptador USB/GPIB, o que é compatível com os microcomputadores atualmente</text:p>
      <text:p text:style-name="P4">encontrados no mercado.</text:p>
      <text:p text:style-name="P4">A parte mecânica encontra-se, aparentemente, em bom estado.</text:p>
      <text:p text:style-name="P4">deverão de fato ser feitas.</text:p>
      <text:p text:style-name="P4">O módulo de controle implementado utiliza o microcontrolador AVR. Este módulo de-</text:p>
      <text:p text:style-name="P4">verá ser reprojetado, fazendo-se o uso do microcontrolador PIC. Para tanto, o programa</text:p>
      <text:p text:style-name="P4">do AVR será traduzido para a linguagem do PIC. A escolha por este outro microcontrola-</text:p>
      <text:p text:style-name="P4">dor deve-se por sua maior disponibilidade e empregabilidade no local onde o sistema será</text:p>
      <text:p text:style-name="P4">utilizado (Setor de Engenharia Elétrica da Escola de Engenharia Mauá).</text:p>
      <text:p text:style-name="P4">Os módulos de interface de potência, de sensores e outros atuadores, aparentemente,</text:p>
      <text:p text:style-name="P4">poderão ser reaproveitados.</text:p>
      <text:p text:style-name="P4">O controle do medidor de campo elétrico EMR-300, atualmente, já é realizado por</text:p>
      <text:p text:style-name="P4">um programa disponibilizado pelo fabricante. Contudo, até onde se tem conhecimento, o</text:p>
      <text:p text:style-name="P4">VEE Pro não deve reconhecê-lo. Testes nestes sentidos serão feitos, assim como pesquisas</text:p>
      <text:p text:style-name="P4">na #internet#, e, caso nenhum #driver# seja encontrado para tal propósito, será então</text:p>
      <text:p text:style-name="P4">desenvolvida a interface de comunicação do VEE Pro com o medidor. Para tanto, se fará</text:p>
      <text:p text:style-name="P4">uso de mensagens seriais conforme as especi#cações do manual do medidor.</text:p>
      <text:p text:style-name="P4"><text:soft-page-break/>Quanto aos cálculos automatizados da energia envolvida nos ensaios de surtos elétricos,</text:p>
      <text:p text:style-name="P4">até o momento estimado para tal desenvolvimento, espera-se já se ter um equipamento de</text:p>
      <text:p text:style-name="P4">bancada que gere o surto desejado, com os devidos sensores para a aquisição dos dados.</text:p>
      <text:p text:style-name="P4">Atualmente, este equipamento está em desenvolvimento, em fases de conclusão.</text:p>
      <text:p text:style-name="P4">8</text:p>
      <text:p text:style-name="P4">Referências</text:p>
      <text:p text:style-name="P4">[1] Agilent Technologies. VEE Pro User's Guide. Agilent Technologies, 1 edition, March</text:p>
      <text:p text:style-name="P4">2000.</text:p>
      <text:p text:style-name="P4">[2] Agilent Technologies. User's and Programmer's Reference, April 2004.</text:p>
      <text:p text:style-name="P4">[3] Agilent Technologies. User's and Programmer's Reference, April 2004.</text:p>
      <text:p text:style-name="P4">[4] Agilent Technologies. Agilent 3000 Series Oscilloscopes, 4 edition, September 2008.</text:p>
      <text:p text:style-name="P4">[5] Eduardo Cestari et al. Automatização do ensaio de antenas. Master's thesis, CEUN-</text:p>
      <text:p text:style-name="P4">EEM, São Caetano do Sul, 2002.</text:p>
      <text:p text:style-name="P4">[6] Alexandre Del Col de Sousa et al. Automação de ensaios de antenas e de compatibi-</text:p>
      <text:p text:style-name="P4">lidade eletromagnética. Master's thesis, CEUN-EEM, São Caetano do Sul, 2003.</text:p>
      <text:p text:style-name="P4">[7] Hewlett Packard. HP 8648A/B/C/D Signal Generator Operation and Service Guide,</text:p>
      <text:p text:style-name="P4">April 1999.</text:p>
      <text:p text:style-name="P4">[8] Microchip Technology. PIC16F627A/628A/648A Data Sheet, 2004.</text:p>
      <text:p text:style-name="P4">[9] Tektronix. TDS 200-Series Digital Real-Time Oscilloscope, 2000.</text:p>
      <text:p text:style-name="P4">[10] Tektronix. TDS200, TDS1000/TDS2000, TDS1000B/TDS2000B, and TPS2000 Se-</text:p>
      <text:p text:style-name="P4">ries Digital Oscilloscopes, 2006.</text:p>
      <text:p text:style-name="P4">[11] J. von Freeden. EMR-20/-30 EMR-21 EMR-200/-300 Radiation Meters Operating</text:p>
      <text:p text:style-name="P4">Manual. Narda Safety Test Solutions GmbH, Pfullingen, Germany, 200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4T17:17:52</meta:creation-date>
    <dc:date>2010-11-15T00:44:19</dc:date>
    <meta:editing-duration>PT02H48M43S</meta:editing-duration>
    <meta:editing-cycles>19</meta:editing-cycles>
    <meta:generator>OpenOffice.org/3.2$Unix OpenOffice.org_project/320m12$Build-9483</meta:generator>
    <meta:document-statistic meta:table-count="1" meta:image-count="0" meta:object-count="0" meta:page-count="6" meta:paragraph-count="194" meta:word-count="2133" meta:character-count="13939"/>
  </office:meta>
</office:document-meta>
</file>